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9507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38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Table1" style:family="table">
      <style:table-properties style:width="6in" fo:margin-left="1in" table:align="left"/>
    </style:style>
    <style:style style:name="Table1.A" style:family="table-column">
      <style:table-column-properties style:column-width="0.9021in"/>
    </style:style>
    <style:style style:name="Table1.B" style:family="table-column">
      <style:table-column-properties style:column-width="5.0979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0.0139in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0.0139in solid #808080" fo:border-right="none" fo:border-top="0.0139in solid #808080"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1.6in"/>
    </style:style>
    <style:style style:name="vdmj_5f_statements.B" style:display-name="vdmj_statements.B" style:family="table-column">
      <style:table-column-properties style:column-width="4.4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Table4" style:family="table">
      <style:table-properties style:width="6in" fo:margin-left="1in" table:align="left"/>
    </style:style>
    <style:style style:name="Table4.A" style:family="table-column">
      <style:table-column-properties style:column-width="1.5431in"/>
    </style:style>
    <style:style style:name="Table4.B" style:family="table-column">
      <style:table-column-properties style:column-width="4.4569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0.0139in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0.0139in solid #808080" fo:border-right="none" fo:border-top="none" fo:border-bottom="0.0139in solid #808080"/>
    </style:style>
    <style:style style:name="Table4.B2" style:family="table-cell">
      <style:table-cell-properties style:vertical-align="middle" fo:padding="0.0313in" fo:border-left="0.0139in solid #808080" fo:border-right="0.0139in solid #808080" fo:border-top="none" fo:border-bottom="0.0139in solid #808080"/>
    </style:style>
    <style:style style:name="Table3" style:family="table">
      <style:table-properties style:width="6in" fo:margin-left="1in" table:align="left"/>
    </style:style>
    <style:style style:name="Table3.A" style:family="table-column">
      <style:table-column-properties style:column-width="1.5in"/>
    </style:style>
    <style:style style:name="Table3.B" style:family="table-column">
      <style:table-column-properties style:column-width="4.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0.0139in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0.0139in solid #808080" fo:border-right="none" fo:border-top="none" fo:border-bottom="0.0139in solid #808080"/>
    </style:style>
    <style:style style:name="Table3.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Table5" style:family="table">
      <style:table-properties style:width="6in" fo:margin-left="1in" table:align="left"/>
    </style:style>
    <style:style style:name="Table5.A" style:family="table-column">
      <style:table-column-properties style:column-width="0.8993in"/>
    </style:style>
    <style:style style:name="Table5.B" style:family="table-column">
      <style:table-column-properties style:column-width="5.1007in"/>
    </style:style>
    <style:style style:name="Table5.1" style:family="table-row">
      <style:table-row-properties fo:background-color="#ccccff">
        <style:background-image/>
      </style:table-row-properties>
    </style:style>
    <style:style style:name="Table5.A1" style:family="table-cell">
      <style:table-cell-properties fo:padding="0.0313in" fo:border="0.0139in solid #808080"/>
    </style:style>
    <style:style style:name="Table5.2" style:family="table-row">
      <style:table-row-properties fo:background-color="#ffffff">
        <style:background-image/>
      </style:table-row-properties>
    </style:style>
    <style:style style:name="Table5.A2" style:family="table-cell">
      <style:table-cell-properties fo:padding="0.0313in" fo:border-left="0.0139in solid #808080" fo:border-right="none" fo:border-top="none" fo:border-bottom="0.0139in solid #808080"/>
    </style:style>
    <style:style style:name="Table5.B2" style:family="table-cell">
      <style:table-cell-properties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2" style:family="paragraph" style:parent-style-name="Preformatted_20_Text">
      <style:text-properties fo:font-weight="bold" style:font-weight-asian="bold" style:font-weight-complex="bold"/>
    </style:style>
    <style:style style:name="P23" style:family="paragraph" style:parent-style-name="Table_20_Contents">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Standard">
      <style:text-properties fo:font-size="6pt" style:font-size-asian="6pt" style:font-size-complex="6pt"/>
    </style:style>
    <style:style style:name="P26" style:family="paragraph" style:parent-style-name="Standard" style:master-page-name="First_20_Page">
      <style:paragraph-properties style:page-number="auto"/>
    </style:style>
    <style:style style:name="P27" style:family="paragraph" style:parent-style-name="Heading_20_1">
      <style:paragraph-properties fo:break-before="page"/>
    </style:style>
    <style:style style:name="P28" style:family="paragraph" style:parent-style-name="Heading_20_2">
      <style:text-properties fo:language="en" fo:country="US"/>
    </style:style>
    <style:style style:name="P29"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30" style:family="paragraph" style:parent-style-name="Heading_20_2" style:master-page-name="">
      <style:paragraph-properties style:page-number="auto" fo:break-before="page"/>
    </style:style>
    <style:style style:name="P31" style:family="paragraph" style:parent-style-name="Heading_20_3">
      <style:text-properties fo:font-style="normal" style:font-style-asian="normal" style:font-style-complex="normal"/>
    </style:style>
    <style:style style:name="P32" style:family="paragraph" style:parent-style-name="List_20_1_20_End">
      <style:text-properties fo:font-style="normal" fo:font-weight="normal" style:font-style-asian="normal" style:font-weight-asian="normal" style:font-style-complex="normal" style:font-weight-complex="normal"/>
    </style:style>
    <style:style style:name="P33" style:family="paragraph" style:parent-style-name="List_20_1_20_Cont.">
      <style:text-properties fo:font-style="normal" style:font-style-asian="normal" style:font-style-complex="normal"/>
    </style:style>
    <style:style style:name="P34" style:family="paragraph" style:parent-style-name="List_20_1_20_Cont.">
      <style:text-properties fo:font-style="normal" fo:font-weight="normal" style:font-style-asian="normal" style:font-weight-asian="normal" style:font-style-complex="normal" style:font-weight-complex="normal"/>
    </style:style>
    <style:style style:name="P35" style:family="paragraph" style:parent-style-name="Contents_20_1">
      <style:paragraph-properties>
        <style:tab-stops>
          <style:tab-stop style:position="6.2673in" style:type="right" style:leader-style="dotted" style:leader-text="."/>
        </style:tab-stops>
      </style:paragraph-properties>
    </style:style>
    <style:style style:name="P36"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1/03/1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1.0</text:user-defined></text:p>
              </table:table-cell>
            </table:table-row>
          </table:table>
          <text:p text:style-name="Table"/>
        </draw:text-box>
      </draw:frame>
      <text:p text:style-name="P26"/>
      <text:list xml:id="list35299121" text:style-name="Outline">
        <text:list-item>
          <text:h text:style-name="P2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6"><text:s/>0.1. <text:s/>Table of Contents<text:tab/>2</text:p>
          <text:p text:style-name="P36"><text:s/>0.2. <text:s/>References<text:tab/>2</text:p>
          <text:p text:style-name="P36"><text:s/>0.3. <text:s/>Document History<text:tab/>3</text:p>
          <text:p text:style-name="P36"><text:s/>0.4. <text:s/>Copyright<text:tab/>3</text:p>
          <text:p text:style-name="P35"><text:s/>1. <text:s/>Overview<text:tab/>4</text:p>
          <text:p text:style-name="P36"><text:s/>1.1. <text:s/>Package Overview<text:tab/>4</text:p>
          <text:p text:style-name="P35"><text:s/>2. <text:s/>Package Detail<text:tab/>6</text:p>
          <text:p text:style-name="P36"><text:s/>2.1. <text:s/>vdmj<text:tab/>6</text:p>
          <text:p text:style-name="P36"><text:s/>2.2. <text:s/>vdmj.lex<text:tab/>7</text:p>
          <text:p text:style-name="P36"><text:s/>2.3. <text:s/>vdmj.syntax<text:tab/>10</text:p>
          <text:p text:style-name="P36"><text:s/>2.4. <text:s/>vdmj.ast<text:tab/>12</text:p>
          <text:p text:style-name="P36"><text:s/>2.5. <text:s/>vdmj.types<text:tab/>12</text:p>
          <text:p text:style-name="P36"><text:s/>2.6. <text:s/>vdmj.expressions<text:tab/>14</text:p>
          <text:p text:style-name="P36"><text:s/>2.7. <text:s/>vdmj.statements <text:tab/>16</text:p>
          <text:p text:style-name="P36"><text:s/>2.8. <text:s/>vdmj.patterns<text:tab/>17</text:p>
          <text:p text:style-name="P36"><text:s/>2.9. <text:s/>vdmj.traces<text:tab/>18</text:p>
          <text:p text:style-name="P36"><text:s/>2.10. <text:s/>vdmj.definitions<text:tab/>20</text:p>
          <text:p text:style-name="P36"><text:s/>2.11. <text:s/>vdmj.modules<text:tab/>23</text:p>
          <text:p text:style-name="P36"><text:s/>2.12. <text:s/>vdmj.typechecker<text:tab/>24</text:p>
          <text:p text:style-name="P36"><text:s/>2.13. <text:s/>vdmj.pog<text:tab/>26</text:p>
          <text:p text:style-name="P36"><text:s/>2.14. <text:s/>vdmj.runtime<text:tab/>29</text:p>
          <text:p text:style-name="P36"><text:s/>2.15. <text:s/>vdmj.scheduler<text:tab/>34</text:p>
          <text:p text:style-name="P36"><text:s/>2.16. <text:s/>vdmj.values<text:tab/>44</text:p>
          <text:p text:style-name="P36"><text:s/>2.17. <text:s/>vdmj.commands<text:tab/>46</text:p>
          <text:p text:style-name="P36"><text:s/>2.18. <text:s/>vdmj.messages<text:tab/>47</text:p>
          <text:p text:style-name="P36"><text:s/>2.19. <text:s/>vdmj.debug<text:tab/>48</text:p>
          <text:p text:style-name="P36"><text:s/>2.20. <text:s/>vdmj.config<text:tab/>51</text:p>
          <text:p text:style-name="P36"><text:s/>2.21. <text:s/>vdmj.util<text:tab/>51</text:p>
          <text:p text:style-name="P35"><text:s/>3. <text:s/>External Interfaces<text:tab/>53</text:p>
          <text:p text:style-name="P36"><text:s/>3.1. <text:s/>The Native Call Interface<text:tab/>53</text:p>
          <text:p text:style-name="P36"><text:s/>3.2. <text:s/>The Remote Control Interface<text:tab/>53</text:p>
        </text:index-body>
      </text:table-of-content>
      <text:list xml:id="list35356991" text:continue-numbering="true" text:style-name="Outline">
        <text:list-item>
          <text:list>
            <text:list-item>
              <text:h text:style-name="P28" text:outline-level="2">References</text:h>
            </text:list-item>
          </text:list>
        </text:list-item>
      </text:list>
      <text:list xml:id="list35298163" text:style-name="RefNumber">
        <text:list-item>
          <text:p text:style-name="Reference">Wikipedia entry for The Vienna Development Method, http://en.wikipedia.org/wiki/Vienna_Development_Method</text:p>
        </text:list-item>
        <text:list-item>
          <text:p text:style-name="Reference"><text:soft-page-break/>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5343071" text:continue-list="list35356991"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B1" office:value-type="date" office:date-value="2009-12-09">
            <text:p text:style-name="P23">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1">Issue 0.8</text:p>
          </table:table-cell>
          <table:table-cell table:style-name="DocHistory.A1" office:value-type="string">
            <text:p text:style-name="P23">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1">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1">Issue 1.0</text:p>
          </table:table-cell>
          <table:table-cell table:style-name="DocHistory.A1" office:value-type="string">
            <text:p text:style-name="Table_20_Contents"><text:modification-date style:data-style-name="N37">31/03/10</text:modification-date></text:p>
          </table:table-cell>
          <table:table-cell table:style-name="DocHistory.A1" office:value-type="string">
            <text:p text:style-name="Table_20_Contents">Updated for Overture 0.2.0, added new scheduling details</text:p>
          </table:table-cell>
        </table:table-row>
      </table:table>
      <text:list xml:id="list3536745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5350173"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35338019"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subclasses to parse, type <text:s/>check and interpret a specification in the VDM-SL, VDM++ or VDM-RT dialect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The vdmj.ast package contains classes to translate an Overture parsed AST into VDMJ's internal tree <text:soft-page-break/>format. This was originally to permit the Overture AST to be used by VDMJ, but without changing the type checking and runtime classes. It is no longer used.</text:p>
      <text:p text:style-name="Text_20_body">The vdmj.types package contains value classes that represent the various static types that can be 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SL, VDM++ or VDM-RT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35337629" text:continue-numbering="true" text:style-name="Outline">
        <text:list-item>
          <text:h text:style-name="Heading_20_1" text:outline-level="1">Package Detail</text:h>
          <text:list>
            <text:list-item>
              <text:h text:style-name="P29"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VDM_SL;</text:p>
      <text:p text:style-name="Preformatted_20_Text"><text:tab/>File file = new File(args[0]);</text:p>
      <text:p text:style-name="Preformatted_20_Text"><text:tab/>LexTokenReader ltr = new LexTokenReader(file, Dialect.VDM_SL);</text:p>
      <text:p text:style-name="Preformatted_20_Text"><text:tab/>ModuleReader mr = new ModuleReader(ltr);</text:p>
      <text:p text:style-name="Preformatted_20_Text"><text:tab/>ModuleList modules = mr.readModules();</text:p>
      <text:p text:style-name="Preformatted_20_Text"/>
      <text:p text:style-name="Preformatted_20_Text"><text:tab/>if (mr.getErrorCount() == 0)</text:p>
      <text:p text:style-name="Preformatted_20_Text"><text:tab/>{</text:p>
      <text:p text:style-name="Preformatted_20_Text"><text:s text:c="4"/><text:tab/><text:tab/>TypeChecker tc = new ModuleTypeChecker(modules);</text:p>
      <text:p text:style-name="Preformatted_20_Text"><text:s text:c="4"/><text:tab/><text:tab/>tc.typeCheck();</text:p>
      <text:p text:style-name="Preformatted_20_Text"/>
      <text:p text:style-name="Preformatted_20_Text"><text:s text:c="4"/><text:tab/><text:tab/>if (TypeChecker.getErrorCount() == 0)</text:p>
      <text:p text:style-name="Preformatted_20_Text"><text:s text:c="4"/><text:tab/><text:tab/>{</text:p>
      <text:p text:style-name="Preformatted_20_Text"><text:s text:c="4"/><text:tab/><text:tab/><text:tab/>ModuleInterpreter interpreter =</text:p>
      <text:p text:style-name="Preformatted_20_Text"><text:tab/><text:tab/><text:tab/><text:tab/>new ModuleInterpreter(modules);</text:p>
      <text:p text:style-name="Preformatted_20_Text"><text:s text:c="4"/><text:tab/><text:tab/><text:tab/>interpreter.init(null);</text:p>
      <text:p text:style-name="Preformatted_20_Text"><text:s text:c="4"/><text:tab/><text:tab/><text:tab/>CommandReader reader =</text:p>
      <text:p text:style-name="Preformatted_20_Text"><text:tab/><text:tab/><text:tab/><text:tab/>new ModuleCommandReader(interpreter, "$ ");</text:p>
      <text:p text:style-name="Preformatted_20_Text"/>
      <text:p text:style-name="Preformatted_20_Text"><text:s text:c="4"/><text:tab/><text:tab/><text:tab/>List&lt;File&gt; files = new Vector&lt;File&gt;();</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4">dialect </text:span><text:soft-page-break/><text:span text:style-name="T4">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pan text:style-name="T4">no type check errors), so if VDMJ is invoked with four specification files, and one </text:span><text:span text:style-name="T3">-o </text:span><text:span text:style-name="T4">option, the classes </text:span><text:span text:style-name="T4">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19"/>
      <text:p text:style-name="P20">$ vdmpp -o IO.lib stdlib/IO.v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5365967"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certainly faster to re-parse and check them; for larger specifications there does appear to be an advantage, but not much.</text:span></text:p>
      <text:p text:style-name="P15">Note that the serialization of the tree has to be for complete specifications (no unresolved references). This is because there is no link-editing available to combine partial specifications, and VDM++ and VDM-RT do not have a way to identify externals (VDM-SL has module imports, but VDM++ and VDM-RT have nothing similar). You can load multiple library files, or a mixture of library and source files.</text:p>
      <text:list xml:id="list35367788"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ext:soft-page-break/>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2.14),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text:soft-page-break/>Lexical analysis throws a LexException if there are any problems. Recovery is left to the syntax analysis layer.</text:p>
      <text:list xml:id="list35366970"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optionally include a 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5362912"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5356043"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5336636"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5364050" text:continue-numbering="true" text:style-name="Outline">
        <text:list-item>
          <text:list>
            <text:list-item>
              <text:list>
                <text:list-item>
                  <text:h text:style-name="Heading_20_3" text:outline-level="3">Comments</text:h>
                </text:list-item>
              </text:list>
            </text:list-item>
          </text:list>
        </text:list-item>
      </text:list>
      <text:p text:style-name="Text_20_body">This code was originally written to import an AST from the Jflex, BYACC/J parser. Recent developments with the Overture AST will make this code obsolete, but the principles involved may be useful so the code remains for the time being. It is not used currently.</text:p>
      <text:list xml:id="list35351683"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text:soft-page-break/>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s which implements this are BooleanType, QuoteType and unions of these types;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which must be turned into a single product type (TypeList) or a single union type (TypeSet). The ProductType and UnionType classes contain one TypeList and TypeSet, respectively.</text:p>
      <text:list xml:id="list35361476"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ypes that they contain. But definitions do not recurse into the expressions and statements that they contain, even though they have unresolved Types. Rather, unresolved types in expressions and statements are resolved later when the main type checking pass requires them. </text:p>
      <text:p text:style-name="Text_20_body">Do we call them products or tuples? <text:s/>I went for ProductTypes and TupleValues in the end.</text:p>
      <text:list xml:id="list35342208"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for expressions in functions).</text:p>
      <text:p text:style-name="Text_20_body">The typeCheck method returns a Type which indicates the result of analys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in VDM++ and VDM-RT.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hello"?),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DM-RT, an object becomes a map of names to values – whether those are instance variable values or member operations and functions. The eval method of the 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5339419"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5341919"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35341599"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5335984"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s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 QuoteType and unions of these).</text:p>
      <text:p text:style-name="Text_20_body">MultipleBind, which is sub-classed by MultipleSetBind and MultipleTypeBind, is very similar except that <text:soft-page-break/>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2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5344073"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5349651"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ext:soft-page-break/>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vdm.traces package includes classes to represent the definitions which can occur in a VDM-SL, VDM++ or VDM-RT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Statements (CallStatements, CallObjectStatements or TraceVariable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top level NamedTraceDefinition (see below) is created for each parsed trace definition, including a method to extract all the tests from the definition tree it contains.</text:p>
      <text:p text:style-name="Text_20_body">The execution of a trace is coordinated from a method called runtrace on the Interpreter object (see below). This first gets a TestSequence from the NamedTraceDefinition. Then for each CallSequence in the TestSequence,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ext:soft-page-break/>Tests which have a FAILED verdict are "stemmed" by runtrace such that remaining tests in the TestSequence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raceVariableStatements in the test. This means that tests which are superficially the same, but which have different variable values will not match.</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he TestSequence class has a method called reduce, which can be used to cut down a very large collection of tests before execution. The method is passed three parameters via runtrace: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35347385"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5342908"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ext:soft-page-break/>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5317917"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text:soft-page-break/>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text:soft-page-break/>See section 2.14 for more information about runtime variable access.</text:p>
      <text:p text:style-name="Text_20_body">The SystemDefinition class is a subclass of ClassDefinition, and adds VDM-RT specific processing for system classes. The implicit definition generation (see 2.12) checks whether the definitions in the system class meet the VDM-RT restrictions. A systemInit method is called during system initialization 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private static String defs =</text:p>
      <text:p text:style-name="Preformatted_20_Text"><text:tab/>"operations " +</text:p>
      <text:p text:style-name="Preformatted_20_Text"><text:tab/>"public BUS:(&lt;FCFS&gt;|&lt;CSMACD&gt;) * real * set of CPU ==&gt; BUS " +</text:p>
      <text:p text:style-name="Preformatted_20_Text"><text:tab/>"<text:tab/>BUS(policy, speed, cpus) == is not yet specified;";</text:p>
      <text:p text:style-name="Preformatted_20_Text"/>
      <text:p text:style-name="Preformatted_20_Text">private static DefinitionList operationDefs()</text:p>
      <text:p text:style-name="Preformatted_20_Text"><text:tab/>throws ParserException, LexException</text:p>
      <text:p text:style-name="Preformatted_20_Text">{</text:p>
      <text:p text:style-name="Preformatted_20_Text"><text:tab/>LexTokenReader ltr = new LexTokenReader(defs, Dialect.VDM_PP);</text:p>
      <text:p text:style-name="Preformatted_20_Text"><text:tab/>DefinitionReader dr = new DefinitionReader(ltr);</text:p>
      <text:p text:style-name="Preformatted_20_Text"><text:tab/>dr.setCurrentModule("BUS");</text:p>
      <text:p text:style-name="Preformatted_20_Text"><text:tab/>return dr.readDefinitions();</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5343005" text:continue-list="list35342908"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5344066"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text:soft-page-break/>initial state of all modules when the interpreter is started.</text:p>
      <text:list xml:id="list35338181"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DM-RT and VDM++ specifications. Most of the actual type checking is performed by the Definition, Expression and 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5343576" text:continue-list="list35317917"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5343363"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text:soft-page-break/>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5342179" text:continue-list="list35338181"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5360480"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ext:soft-page-break/>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5348225"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5340439"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the evaluation creates new named values, and those names later <text:soft-page-break/>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 new FlatCheckedEnvironment(</text:p>
      <text:p text:style-name="Preformatted_20_Text"><text:tab/><text:tab/>createdDefinitions.asList(), env, NameScope.NAMESANDSTATE);</text:p>
      <text:p text:style-name="Preformatted_20_Text"/>
      <text:p text:style-name="Preformatted_20_Text"><text:tab/>typeCheck(expr, created);</text:p>
      <text:p text:style-name="Preformatted_20_Text"><text:tab/>return execute(expr, dbgp);</text:p>
      <text:p text:style-name="Preformatted_20_Text">}</text:p>
      <text:p text:style-name="Preformatted_20_Text"/>
      <text:p text:style-name="Preformatted_20_Text"/>
      <text:p text:style-name="Preformatted_20_Text">private Value execute(Expression expr, DBGPReader dbgp) throws Exception</text:p>
      <text:p text:style-name="Preformatted_20_Text">{</text:p>
      <text:p text:style-name="Preformatted_20_Text"><text:tab/>Context 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 CPUValue.vCPU);</text:p>
      <text:p text:style-name="Preformatted_20_Text"><text:tab/>clearBreakpointHits();</text:p>
      <text:p text:style-name="Preformatted_20_Text"/>
      <text:p text:style-name="Preformatted_20_Text"><text:tab/>scheduler.reset();</text:p>
      <text:p text:style-name="Preformatted_20_Text"><text:tab/>MainThread main = new MainThread(expr, mainContext);</text:p>
      <text:p text:style-name="Preformatted_20_Text"><text:tab/>main.start();</text:p>
      <text:p text:style-name="Preformatted_20_Text"><text:tab/>scheduler.start(main);</text:p>
      <text:p text:style-name="Preformatted_20_Text"/>
      <text:p text:style-name="Preformatted_20_Text"><text:tab/>return main.getResult();<text:tab/>// Can throw ContextException</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and lastly the expression passed is evaluated in the context constructed by creating a MainThread (see the scheduler section below) and using the interpreter's scheduler instance to coordinate any further <text:soft-page-break/>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Text_20_body">This is fairly simple with VDM-SL because the specification cannot have threads, therefore pausing at a breakpoint must pause the entire system, and the user can easily examine anything they wish to. However, with VDM++ and VDM-RT the presence of threads make debugging more complex. It can be difficult to debug multiple threads from a single-threaded console.</text:p>
      <text:p text:style-name="Text_20_body">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3">real men </text:span><text:span text:style-name="T4">who prefer such things. Called VDMJC, this switches the console between connected DBGp threads by user command.</text:span></text:p>
      <text:p text:style-name="P15">All breakpoint handling in VDMJ uses a Breakpoint class, and its subclasses. Every Statement and Expression has a breakpoint member object, and the eval methods of Expressions and Statements call their breakpoint's check method:</text:p>
      <text:p text:style-name="P15"/>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Expression and Statement just set the breakpoint field to a default Breakpoint. This base class' check method will not do anything under normal circumstances, but when a breakpoint is created by the user, the object in the expression or statement concerned is <text:span text:style-name="T3">replaced </text:span><text:span text:style-name="T4">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soft-page-break/><text:tab/><text:tab/>location.hit();</text:p>
      <text:p text:style-name="Preformatted_20_Text"><text:tab/><text:tab/>hits++;</text:p>
      <text:p text:style-name="Preformatted_20_Text"/>
      <text:p text:style-name="Preformatted_20_Text"><text:tab/><text:tab/>if (condition == null || condition.eval(ctxt))</text:p>
      <text:p text:style-name="Preformatted_20_Text"><text:tab/><text:tab/>{</text:p>
      <text:p text:style-name="Preformatted_20_Text"><text:tab/><text:tab/><text:tab/>SchedulableThread.suspendOthers();</text:p>
      <text:p text:style-name="Preformatted_20_Text"/>
      <text:p text:style-name="Preformatted_20_Text"><text:tab/><text:tab/><text:tab/>if (Settings.usingDBGP)</text:p>
      <text:p text:style-name="Preformatted_20_Text"><text:tab/><text:tab/><text:tab/>{</text:p>
      <text:p text:style-name="Preformatted_20_Text"><text:tab/><text:tab/><text:tab/><text:tab/>ctxt.threadState.dbgp.stopped(ctxt, this);</text:p>
      <text:p text:style-name="Preformatted_20_Text"><text:tab/><text:tab/><text:tab/>}</text:p>
      <text:p text:style-name="Preformatted_20_Text"><text:tab/><text:tab/><text:tab/>else</text:p>
      <text:p text:style-name="Preformatted_20_Text"><text:tab/><text:tab/><text:tab/>{</text:p>
      <text:p text:style-name="Preformatted_20_Text"><text:tab/><text:tab/><text:tab/><text:tab/>new DebuggerReader(ctxt, this).run();</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P15">The hit counters are to do with conditional breakpoint hits, and code coverage. Note that, because the check method is called for every Expression and Statement that is executed, it is a good place to 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depending on whether we are using the command line or the GUI, the method calls one of two interactive methods; these retur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ext:soft-page-break/>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35362045"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35364777" text:continue-list="list35343363" text:style-name="List_20_1">
        <text:list-item>
          <text:p text:style-name="List_20_1_20_Start">The runtime system is initialized from the ClassList or ModuleList classes' initialize<text:span text:style-name="T4"> method.</text:span></text:p>
        </text:list-item>
        <text:list-item>
          <text:p text:style-name="P33">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33">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5344063"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4">Lastly, local definitions are used to override anything inherited, and the set of members are passed, together with the superclass objects, to the ObjectValue constructor.</text:p>
        </text:list-item>
        <text:list-item>
          <text:p text:style-name="P32">If the class defines an operation with the same name as the class (a constructor), it is called.</text:p>
        </text:list-item>
      </text:list>
      <text:p text:style-name="P16">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list xml:id="list35348698" text:continue-list="list35362045" text:style-name="Outline">
        <text:list-item>
          <text:list>
            <text:list-item>
              <text:h text:style-name="P30"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24">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ext:soft-page-break/>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text:s/>resources in the system.</text:p>
      <text:p text:style-name="Text_20_body">The ResourceScheduler class implements the master resource scheduler. One interpreter (of any dialect) has a single ResourceScheduler instance. <text:s/>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3">virtual </text:span><text:span text:style-name="T4">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a timeslice). With VDM-RT, in the event that all of its threads are blocked waiting to move system time, the policy will identify this fact and identify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text:soft-page-break/>while (!idle &amp;&amp; main thread is not COMPLETE);</text:p>
      <text:p text:style-name="Preformatted_20_Text"/>
      <text:p text:style-name="Preformatted_20_Text"/>
      <text:p text:style-name="Text_20_body">The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all its runnable threads waiting to perform a time step (for VDM-RT). In that case, the getMinimumTimestep method returns that value, and the scheduler uses it to find the global minimum time step.</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One of the (now) runnable threads will be scheduled, according to policy.</text:p>
      <text:p text:style-name="Text_20_body">The reschedule method for the CPUResource is the most complex of the two resource types. It performs the following outline:</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running != best)<text:tab/>// We swapped</text:p>
      <text:p text:style-name="Preformatted_20_Text"><text:tab/>{</text:p>
      <text:p text:style-name="Preformatted_20_Text"><text:tab/><text:tab/>if (running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running = best;</text:p>
      <text:p text:style-name="Preformatted_20_Text"><text:tab/>running.runslice(policy.getTimeslice());</text:p>
      <text:p text:style-name="Preformatted_20_Text"/>
      <text:p text:style-name="Preformatted_20_Text"><text:tab/>if (running.getRunState() == RunState.COMPLETE)</text:p>
      <text:p text:style-name="Preformatted_20_Text"><text:tab/>{</text:p>
      <text:p text:style-name="Preformatted_20_Text"><text:tab/><text:tab/>RTLogger.log("ThreadSwapOut...);</text:p>
      <text:p text:style-name="Preformatted_20_Text"><text:tab/><text:tab/>RTLogger.log("ThreadKill...);</text:p>
      <text:p text:style-name="Preformatted_20_Text"><text:tab/><text:tab/>running = null;</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is first uses the policy to determine the best thread to run next. If there is none (the CPU is idle) it returns false. Otherwise the best thread is picked up, and if it is not the one currently running on the <text:soft-page-break/>CPU, the old one is swapped out and the new one is swapped in (possibly with a delay).</text:p>
      <text:p text:style-name="Text_20_body">The new running thread is then set, and it is allowed to run for the timeslice given by the policy. Then when the timeslice is over (or the execution ends) if the thread is complete the thread is swapped out and killed. In any event, true is returned to the resource scheduler because this resource did something (it was not idle).</text:p>
      <text:p text:style-name="Text_20_body">There are two policies implemented: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r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text:soft-page-break/>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soft-page-break/>}</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1"/>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
      <text:p text:style-name="Preformatted_20_Text"><text:soft-page-break/></text:p>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RunState.TIMESTEP, RunState.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 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he duration call is used by CycleStatements and DurationStatements, as well as PeriodicThreads (below),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text:soft-page-break/>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duration method of course:</text:p>
      <text:p text:style-name="Text_20_body"/>
      <text:p text:style-name="Preformatted_20_Text">protected void body()</text:p>
      <text:p text:style-name="Preformatted_20_Text">{</text:p>
      <text:p text:style-name="Preformatted_20_Text"><text:tab/>if (first time)</text:p>
      <text:p text:style-name="Preformatted_20_Text"><text:tab/>{</text:p>
      <text:p text:style-name="Preformatted_20_Text"><text:tab/><text:tab/>if (offset &gt; 0 || jitter &gt; 0)</text:p>
      <text:p text:style-name="Preformatted_20_Text"><text:tab/><text:tab/>{</text:p>
      <text:p text:style-name="Preformatted_20_Text"><text:s text:c="4"/><text:tab/><text:tab/><text:tab/>waitUntil(offset + noise);</text:p>
      <text:p text:style-name="Preformatted_20_Text"><text:tab/><text:tab/>}</text:p>
      <text:p text:style-name="Preformatted_20_Text"><text:tab/>}</text:p>
      <text:p text:style-name="Preformatted_20_Text"><text:tab/>else</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Preformatted_20_Text">private void waitUntil(long until)</text:p>
      <text:p text:style-name="Preformatted_20_Text">{</text:p>
      <text:p text:style-name="Preformatted_20_Text"><text:tab/>long time = SystemClock.getWallTime();</text:p>
      <text:p text:style-name="Preformatted_20_Text"/>
      <text:p text:style-name="Preformatted_20_Text"><text:tab/>if (dialect is VDM_RT)</text:p>
      <text:p text:style-name="Preformatted_20_Text"><text:tab/>{</text:p>
      <text:p text:style-name="Preformatted_20_Text"><text:s text:c="4"/><text:tab/><text:tab/>if (until &gt; time)</text:p>
      <text:p text:style-name="Preformatted_20_Text"><text:s text:c="4"/><text:tab/><text:tab/>{</text:p>
      <text:p text:style-name="Preformatted_20_Text"><text:s text:c="4"/><text:tab/><text:tab/><text:tab/>duration(until - time);</text:p>
      <text:p text:style-name="Preformatted_20_Text"><text:s text:c="4"/><text:tab/><text:tab/>}</text:p>
      <text:p text:style-name="Preformatted_20_Text"><text:tab/>}</text:p>
      <text:p text:style-name="Preformatted_20_Text"><text:tab/>else</text:p>
      <text:p text:style-name="Preformatted_20_Text"><text:tab/>{</text:p>
      <text:p text:style-name="Preformatted_20_Text"><text:s text:c="4"/><text:tab/><text:tab/>while (until &gt; time)</text:p>
      <text:p text:style-name="Preformatted_20_Text"><text:s text:c="4"/><text:tab/><text:tab/>{</text:p>
      <text:p text:style-name="Preformatted_20_Text"><text:s text:c="4"/><text:tab/><text:tab/><text:tab/>reschedule();</text:p>
      <text:p text:style-name="Preformatted_20_Text"><text:s text:c="4"/><text:tab/><text:tab/><text:tab/>time = SystemClock.getWallTime();</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Here the waitUntil method calls duration for the time remaining. Note that the VDM++ dialect does not use the duration method. This is because VDM++ specifications do not use coordinated time movement – the system clock is incremented unconditionally by VDM++ in statements and expressions, rather than making coordinated time steps with other threads. This means that the periodic simply has to wait (by calling reschedule) until the time has moved beyond the point required.</text:p>
      <text:p text:style-name="Text_20_body">The waitUntil method is called at the start of the thread, which either waits for the initial offset time or until its expected time before (a) creating a new thread with the <text:span text:style-name="T3">next</text:span> expected time, and (b) running <text:soft-page-break/>the operation. The next thread waits until its expected time, and so on (which means that periodic iterations can overlap if the operation takes longer than the period). <text:s/>The nextTime method performs a calculation based on jitter and delays, using a PRNG (remember a PRNG nextLong call can be positive or negative):</text:p>
      <text:p text:style-name="P2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text:soft-page-break/></text:p>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3">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types all evaluate some sort of expression in a context that they create at the start. This is done in their body methods. They also run one of two private methods to do this, runDBGP and runCmd, to handle the differences between a remote DBGP connection from the GUI and a local command line debugger. The two methods are like this, in outline:</text:p>
      <text:p text:style-name="P21"/>
      <text:p text:style-name="Preformatted_20_Text">private void runDBGP()</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BGP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USPEND);</text:p>
      <text:p text:style-name="Preformatted_20_Text"><text:tab/>}</text:p>
      <text:p text:style-name="Preformatted_20_Text">}</text:p>
      <text:p text:style-name="Preformatted_20_Text"/>
      <text:p text:style-name="Preformatted_20_Text">private void runCmd()</text:p>
      <text:p text:style-name="Preformatted_20_Text">{</text:p>
      <text:p text:style-name="Preformatted_20_Text"><text:tab/>try</text:p>
      <text:p text:style-name="Preformatted_20_Text"><text:tab/>{</text:p>
      <text:p text:style-name="Preformatted_20_Text"><text:tab/><text:tab/>// Do evaluation</text:p>
      <text:p text:style-name="Preformatted_20_Text"><text:tab/>}</text:p>
      <text:p text:style-name="Preformatted_20_Text"><text:tab/>catch (Value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ContextException e)</text:p>
      <text:p text:style-name="Preformatted_20_Text"><text:tab/>{</text:p>
      <text:p text:style-name="Preformatted_20_Text"><text:tab/><text:tab/>suspendOthers();</text:p>
      <text:p text:style-name="Preformatted_20_Text"><text:tab/><text:tab/>ResourceScheduler.setException(e);</text:p>
      <text:p text:style-name="Preformatted_20_Text"><text:tab/><text:tab/>DebuggerReader.stopped(e);</text:p>
      <text:p text:style-name="Preformatted_20_Text"><text:tab/>}</text:p>
      <text:p text:style-name="Preformatted_20_Text"><text:tab/>catch (Exception e)</text:p>
      <text:p text:style-name="Preformatted_20_Text"><text:tab/>{</text:p>
      <text:p text:style-name="Preformatted_20_Text"><text:tab/><text:tab/>ResourceScheduler.setException(e);</text:p>
      <text:p text:style-name="Preformatted_20_Text"><text:tab/><text:tab/>SchedulableThread.signalAll(Signal.SUSPEND);</text:p>
      <text:p text:style-name="Preformatted_20_Text"><text:tab/>}</text:p>
      <text:p text:style-name="Preformatted_20_Text"><text:soft-page-break/>}</text:p>
      <text:p text:style-name="Preformatted_20_Text"/>
      <text:p text:style-name="Text_20_body">The calls to setException on the resource scheduler cause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35350122"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reschedule looping for VDM++ periodic threads (in waitUntil) is poor. It means that the threads are always ready to run, and will be scheduled (briefly) at regular intervals until their time occurs – though if timeslices are of the order of hundreds of steps, and a step is two ticks, and periods are typically a few thousand ticks apart, and there are several threads in the scheduling queue, perhaps the amount of unnecessary rescheduling is not actually that great.</text:p>
      <text:p text:style-name="Text_20_body">I need to sort out how to handle duration(0) with respect to transactional variable committing. Currently, the SystemClock will commit just one thread's variables if the step is zero, otherwise committing everyone's. This may not be correct.</text:p>
      <text:list xml:id="list35361922" text:continue-numbering="true"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ext:soft-page-break/>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text:soft-page-break/>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text:span><text:span text:style-name="T4">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35338158"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5.</text:p>
      <text:list xml:id="list35342743"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text:soft-page-break/>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VDM++ and VDM-RT.</text:p>
      <text:list xml:id="list35346066"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DM-RT, is awkward. The <text:span text:style-name="T3">VDMJ Client</text:span><text:span text:style-name="T4">, which uses the DBGP protocol to a separate VDMJ process, is better for such debugging.</text:span></text:p>
      <text:list xml:id="list35358896"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ext:soft-page-break/>The Console class manages output to stdout/stderr, in particular managing the character set to be used. The Redirector and its concrete subclasses are used to redirect or copy stdout and stderr to a debugger (see 2.19).</text:p>
      <text:p text:style-name="Text_20_body">The RTLogger is used by VDM-RT specifications to write loggable events – such that the timing diagram can be analysed using <text:span text:style-name="T3">showtrace</text:span><text:span text:style-name="T4">. The class caches events in memory, occasionally flushing </text:span><text:span text:style-name="T4">them out to a given PrintStream. By default this is the Console. It is also possible to turn logging off (the default state), which causes log events to be discarded.</text:span></text:p>
      <text:list xml:id="list35341222"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row table:style-name="vdmj_5f_debug.2">
          <table:table-cell table:style-name="vdmj_5f_debug.A2" office:value-type="string">
            <text:p text:style-name="Table_20_Contents">RemoteControl</text:p>
          </table:table-cell>
          <table:table-cell table:style-name="vdmj_5f_debug.B2" office:value-type="string">
            <text:p text:style-name="Table_20_Contents">An interface for remote control of a VDM execution.</text:p>
          </table:table-cell>
        </table:table-row>
        <table:table-row table:style-name="vdmj_5f_debug.2">
          <table:table-cell table:style-name="vdmj_5f_debug.A2" office:value-type="string">
            <text:p text:style-name="Table_20_Contents">RemoteInterpreter</text:p>
          </table:table-cell>
          <table:table-cell table:style-name="vdmj_5f_debug.B2"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soft-page-break/><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3.2).</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ext:soft-page-break/>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text:s/>debugged by an IDE, the breakpoint will find the DBGPReader object associated with its thread context,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2.17),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35342741" text:continue-numbering="true" text:style-name="Outline">
        <text:list-item>
          <text:list>
            <text:list-item>
              <text:list>
                <text:list-item>
                  <text:h text:style-name="P31"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5345237" text:continue-numbering="true" text:style-name="Outline">
        <text:list-item>
          <text:list>
            <text:list-item>
              <text:h text:style-name="Heading_20_2" text:outline-level="2"><text:soft-page-break/>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_tabstop = 4</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35349439"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35350774"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list xml:id="list35338147" text:continue-numbering="true" text:style-name="Outline">
        <text:list-item>
          <text:list>
            <text:list-item>
              <text:h text:style-name="Heading_20_2" text:outline-level="2">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text:soft-page-break/>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ArialMT"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701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Table2" style:family="table">
      <style:table-properties style:width="7.2701in" table:align="margins" fo:keep-with-next="always"/>
    </style:style>
    <style:style style:name="Table2.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31/03/1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2</text:page-number> of <text:page-count style:num-format="1">54</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31/03/10</text:modification-date></text:p>
              <text:p text:style-name="MP4"/>
            </table:table-cell>
          </table:table-row>
        </table:table>
        <text:p text:style-name="MP7"/>
      </style:header>
      <style:header-left>
        <text:p text:style-name="Header_20_left"/>
      </style:header-left>
      <style:footer>
        <text:p text:style-name="MP8">Copyright © <text:s/>Fujitsu Services, 20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57</meta:editing-cycles>
    <meta:editing-duration>PT53H25M39S</meta:editing-duration>
    <dc:date>2010-03-31T15:23:50.69</dc:date>
    <meta:keyword>VDMJ</meta:keyword>
    <dc:subject>VDMJ</dc:subject>
    <dc:creator>Nick Battle</dc:creator>
    <meta:document-statistic meta:table-count="40" meta:image-count="0" meta:object-count="0" meta:page-count="54" meta:paragraph-count="1652" meta:word-count="23716" meta:character-count="151317"/>
    <meta:user-defined meta:name="Info 1">1.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